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389in" table:align="left" style:writing-mode="lr-tb"/>
    </style:style>
    <style:style style:name="Table1.A" style:family="table-column">
      <style:table-column-properties style:column-width="3.0347in"/>
    </style:style>
    <style:style style:name="Table1.B" style:family="table-column">
      <style:table-column-properties style:column-width="0.2042in"/>
    </style:style>
    <style:style style:name="Table1.A1" style:family="table-cell">
      <style:table-cell-properties style:vertical-align="middle" fo:padding="0in" fo:border="none"/>
    </style:style>
    <style:style style:name="Table1.A4" style:family="table-cell">
      <style:table-cell-properties style:vertical-align="middle" fo:padding-left="0in" fo:padding-right="0in" fo:padding-top="0in" fo:padding-bottom="0.0208in" fo:border-left="none" fo:border-right="none" fo:border-top="none" fo:border-bottom="0.05pt solid #000000"/>
    </style:style>
    <style:style style:name="Table1.A9" style:family="table-cell">
      <style:table-cell-properties style:vertical-align="middle" fo:background-color="#00ffff" fo:padding="0in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17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/>
    </style:style>
    <style:style style:name="P6" style:family="paragraph" style:parent-style-name="Table_20_Contents">
      <style:paragraph-properties fo:text-align="center" style:justify-single-word="false"/>
      <style:text-properties fo:font-weight="bold"/>
    </style:style>
    <style:style style:name="P7" style:family="paragraph" style:parent-style-name="Table_20_Contents">
      <style:paragraph-properties fo:text-align="center" style:justify-single-word="false"/>
      <style:text-properties fo:font-style="itali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444950" loext:opacity="100%" fo:font-weight="bold"/>
    </style:style>
    <style:style style:name="P10" style:family="paragraph" style:parent-style-name="Table_20_Contents">
      <style:paragraph-properties fo:text-align="center" style:justify-single-word="false"/>
      <style:text-properties fo:color="#444950" loext:opacity="100%" fo:font-style="italic"/>
    </style:style>
    <style:style style:name="P11" style:family="paragraph" style:parent-style-name="Table_20_Contents">
      <style:paragraph-properties fo:text-align="center" style:justify-single-word="false"/>
      <style:text-properties fo:color="#444950" loext:opacity="100%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fo:font-size="17pt" fo:font-weight="bold"/>
    </style:style>
    <style:style style:name="P14" style:family="paragraph" style:parent-style-name="Table_20_Contents">
      <style:paragraph-properties fo:text-align="center" style:justify-single-word="false"/>
      <style:text-properties fo:font-size="15pt" fo:font-weight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bold"/>
    </style:style>
    <style:style style:name="P17" style:family="paragraph" style:parent-style-name="Table_20_Contents">
      <style:paragraph-properties fo:text-align="center" style:justify-single-word="false"/>
      <style:text-properties fo:font-weight="bold"/>
    </style:style>
    <style:style style:name="P18" style:family="paragraph" style:parent-style-name="Table_20_Contents">
      <style:paragraph-properties fo:text-align="center" style:justify-single-word="false"/>
      <style:text-properties fo:font-style="italic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color="#444950" loext:opacity="100%" fo:font-weight="bold"/>
    </style:style>
    <style:style style:name="P21" style:family="paragraph" style:parent-style-name="Table_20_Contents">
      <style:paragraph-properties fo:text-align="center" style:justify-single-word="false"/>
      <style:text-properties fo:color="#444950" loext:opacity="100%" fo:font-style="italic"/>
    </style:style>
    <style:style style:name="P22" style:family="paragraph" style:parent-style-name="Table_20_Contents">
      <style:paragraph-properties fo:text-align="center" style:justify-single-word="false"/>
      <style:text-properties fo:color="#44495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SULTAN TOASTMASTER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Club Meeting</text:p>
          </table:table-cell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>July 16, 2024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9" table:number-columns-spanned="2" office:value-type="string">
            <text:p text:style-name="P5">PROGRAMM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Them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A.I. Bane or Boon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lud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Sgt-at-Arms calls the President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Call to Ord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P Elma Regin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Light Moment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10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Word of the Day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2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Opening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Invocatio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ledge to the Flag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oastmaster's Promis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oastmaster President turns over to th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Toastmaster of the Evening (TME)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able Topic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PP Erlinda Navarr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15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TM Prepared Speeches: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1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res. Roy Vincent Cansec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5 Uses of A.I. in 5 minute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2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3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4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Evaluation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ME turns over to the General Evaluator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10">Opening Remark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General Evaluator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able Topics Evaluat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(5-7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1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2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res. Roy Vincent Cansec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3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4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Grammaria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5 minutes, including GUT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Ah Coun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im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Evaluation Synthesi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General Evaluator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Closing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General Evaluator turns over to TM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ME closes the session &amp; turns over to the President.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Business Meeting / Club Updates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8">-End of Meeting-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l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l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3:57:55.453753822</meta:creation-date>
    <dc:date>2024-07-16T18:44:53.482474371</dc:date>
    <meta:editing-duration>PT2H50M4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63" meta:word-count="178" meta:character-count="1154" meta:non-whitespace-character-count="1039"/>
  </office:meta>
</office:document-meta>
</file>